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a90b"/>
    </style:style>
    <style:style style:name="P2" style:family="paragraph" style:parent-style-name="Standard">
      <style:text-properties officeooo:rsid="00261dfe" officeooo:paragraph-rsid="00261dfe"/>
    </style:style>
    <style:style style:name="T1" style:family="text">
      <style:text-properties officeooo:rsid="001fa90b"/>
    </style:style>
    <style:style style:name="T2" style:family="text">
      <style:text-properties officeooo:rsid="0020fa7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y3o.item.name"/>
      </text:user-field-decls>
      <text:p text:style-name="P2">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9:37:00.647000000</meta:creation-date>
    <dc:date>2024-08-01T22:29:32.905000000</dc:date>
    <meta:editing-duration>PT2H52M30S</meta:editing-duration>
    <meta:editing-cycles>5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